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Index">
      <style:graphic-properties draw:fill="solid" draw:fill-hatch-solid="false" draw:textarea-vertical-align="middle" draw:fit-to-contour="true"/>
    </style:style>
    <style:style style:name="gr8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color="#808080" draw:textarea-vertical-align="middle"/>
    </style:style>
    <style:style style:name="gr14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5" style:family="graphic" style:parent-style-name="Entity">
      <style:graphic-properties draw:stroke="solid" draw:stroke-dash="Ultrafine_20_Dashed" svg:stroke-width="0.1cm" draw:marker-start-width="0.35cm" draw:marker-end-width="0.35cm" draw:fill="solid" draw:fill-color="#83caff" draw:fill-hatch-solid="false" draw:textarea-vertical-align="middle" draw:fit-to-contour="true" fo:padding-top="0.05cm" fo:padding-bottom="0.05cm" fo:padding-left="0.05cm" fo:padding-right="0.05cm"/>
    </style:style>
    <style:style style:name="gr16" style:family="graphic" style:parent-style-name="Relation">
      <style:graphic-properties svg:stroke-width="0.1cm" svg:stroke-color="#808080" draw:marker-start-width="0.35cm" draw:marker-end-width="0.35cm" draw:textarea-vertical-align="middle" draw:auto-grow-height="false" fo:padding-top="0.05cm" fo:padding-bottom="0.05cm" fo:padding-left="0.05cm" fo:padding-right="0.05cm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weight-asian="bold" style:font-weight-complex="bold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 style:text-underline-style="none" fo:font-weight="bold" style:font-weight-asian="bold" style:font-weight-complex="bold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10pt"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6" draw:id="id6" draw:layer="layout" svg:width="3.667cm" svg:height="2.667cm" svg:x="1.666cm" svg:y="2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Summer?</text:span></text:p>
          <text:p text:style-name="P1"><text:span text:style-name="T1">City</text:span></text:p>
          <text:p text:style-name="P1"><text:span text:style-name="T1"/></text:p>
        </draw:rect>
        <draw:rect draw:style-name="gr7" draw:text-style-name="P1" xml:id="id14" draw:id="id14" draw:layer="layout" svg:width="3.13cm" svg:height="2cm" svg:x="13.666cm" svg:y="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5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1" draw:id="id11" draw:layer="layout" svg:width="3.13cm" svg:height="2cm" svg:x="22.203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6" draw:id="id16" draw:layer="layout" svg:width="3.13cm" svg:height="1.869cm" svg:x="22.203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9" draw:id="id9" draw:layer="layout" svg:width="3.13cm" svg:height="4cm" svg:x="13cm" svg:y="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>GoldMedallist</text:span></text:p>
          <text:p text:style-name="P1"><text:span text:style-name="T1">SilverMedallist</text:span></text:p>
          <text:p text:style-name="P1"><text:span text:style-name="T1">BronzeMedallist</text:span></text:p>
          <text:p text:style-name="P1"><text:span text:style-name="T1">exAequo12</text:span></text:p>
          <text:p text:style-name="P1"><text:span text:style-name="T1">exAequo23</text:span></text:p>
          <text:p text:style-name="P1"><text:span text:style-name="T1"/></text:p>
          <text:p text:style-name="P1"><text:span text:style-name="T1"/></text:p>
        </draw:rect>
        <draw:custom-shape draw:style-name="gr2" draw:text-style-name="P4" xml:id="id5" draw:id="id5" draw:layer="layout" svg:width="2.87cm" svg:height="1.304cm" svg:x="6.13cm" svg:y="4cm">
          <text:p text:style-name="P3"><text:span text:style-name="T6">Host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1" draw:layer="layout" svg:x1="6.13cm" svg:y1="4.652cm" svg:x2="5.332cm" svg:y2="4.696cm" draw:start-shape="id5" draw:start-glue-point="5" draw:end-shape="id6" draw:end-glue-point="12" svg:d="m6130 4652h-398v44h-400">
          <text:p/>
        </draw:connector>
        <draw:custom-shape draw:style-name="gr2" draw:text-style-name="P5" xml:id="id7" draw:id="id7" draw:layer="layout" svg:width="2.87cm" svg:height="1.971cm" svg:x="8cm" svg:y="14cm">
          <text:p text:style-name="P1"><text:span text:style-name="T6">Competes</text:span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cm" svg:y1="14.986cm" svg:x2="5.11cm" svg:y2="11.333cm" draw:start-shape="id7" draw:start-glue-point="5" draw:end-shape="id8" draw:end-glue-point="4" svg:d="m8000 14986h-2890v-3653">
          <text:p/>
        </draw:connector>
        <draw:custom-shape draw:style-name="gr2" draw:text-style-name="P5" xml:id="id12" draw:id="id12" draw:layer="layout" svg:width="2.87cm" svg:height="1.971cm" svg:x="12.463cm" svg:y="1.362cm">
          <text:p text:style-name="P1"><text:span text:style-name="T6">had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4.565cm" svg:y1="13cm" svg:x2="10.87cm" svg:y2="14.986cm" draw:start-shape="id9" draw:start-glue-point="2" draw:end-shape="id7" draw:end-glue-point="7" svg:d="m14565 13000v1986h-3695">
          <text:p/>
        </draw:connector>
        <draw:custom-shape draw:style-name="gr2" draw:text-style-name="P5" xml:id="id10" draw:id="id10" draw:layer="layout" svg:width="2.87cm" svg:height="1.971cm" svg:x="18.666cm" svg:y="11.666cm">
          <text:p text:style-name="P1"><text:span text:style-name="T6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13cm" svg:y1="11cm" svg:x2="18.666cm" svg:y2="12.652cm" draw:start-shape="id9" draw:end-shape="id10" draw:end-glue-point="5" svg:d="m16130 11000h1268v1652h1268">
          <text:p/>
        </draw:connector>
        <draw:connector draw:style-name="gr12" draw:text-style-name="P1" draw:layer="layout" svg:x1="21.536cm" svg:y1="12.652cm" svg:x2="23.768cm" svg:y2="11.666cm" draw:start-shape="id10" draw:start-glue-point="7" draw:end-shape="id11" draw:end-glue-point="2" svg:d="m21536 12652h2232v-986">
          <text:p/>
        </draw:connector>
        <draw:connector draw:style-name="gr13" draw:text-style-name="P1" draw:layer="layout" svg:x1="3.499cm" svg:y1="2.999cm" svg:x2="12.463cm" svg:y2="2.348cm" draw:start-shape="id6" draw:start-glue-point="0" draw:end-shape="id12" draw:end-glue-point="5" svg:d="m3499 2999v-651h8964">
          <text:p/>
        </draw:connector>
        <draw:connector draw:style-name="gr14" draw:text-style-name="P1" draw:layer="layout" draw:line-skew="2.369cm" svg:x1="15.333cm" svg:y1="2.348cm" svg:x2="16.13cm" svg:y2="9.592cm" draw:start-shape="id12" draw:start-glue-point="7" draw:end-shape="id9" draw:end-glue-point="6" svg:d="m15333 2348h3667v7244h-2870">
          <text:p/>
        </draw:connector>
        <draw:custom-shape draw:style-name="gr2" draw:text-style-name="P5" xml:id="id13" draw:id="id13" draw:layer="layout" svg:width="2.87cm" svg:height="1.971cm" svg:x="8cm" svg:y="6.362cm">
          <text:p text:style-name="P1"><text:span text:style-name="T6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5.11cm" svg:y1="8.364cm" svg:x2="8cm" svg:y2="7.348cm" draw:start-shape="id8" draw:start-glue-point="10" draw:end-shape="id13" draw:end-glue-point="5" svg:d="m5110 8364v-1016h2890">
          <text:p/>
        </draw:connector>
        <draw:connector draw:style-name="gr5" draw:text-style-name="P1" draw:layer="layout" svg:x1="10.87cm" svg:y1="7.348cm" svg:x2="13.666cm" svg:y2="7.666cm" draw:start-shape="id13" draw:start-glue-point="7" draw:end-shape="id14" draw:end-glue-point="11" svg:d="m10870 7348h1399v318h1397">
          <text:p/>
        </draw:connector>
        <draw:custom-shape draw:style-name="gr2" draw:text-style-name="P5" xml:id="id15" draw:id="id15" draw:layer="layout" svg:width="2.87cm" svg:height="1.971cm" svg:x="22.333cm" svg:y="6cm">
          <text:p text:style-name="P1"><text:span text:style-name="T6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23.768cm" svg:y1="9.666cm" svg:x2="23.768cm" svg:y2="7.971cm" draw:start-shape="id11" draw:start-glue-point="0" draw:end-shape="id15" draw:end-glue-point="6" svg:d="m23768 9666v-1695">
          <text:p/>
        </draw:connector>
        <draw:connector draw:style-name="gr12" draw:text-style-name="P1" draw:layer="layout" svg:x1="23.768cm" svg:y1="6cm" svg:x2="23.768cm" svg:y2="4.535cm" draw:start-shape="id15" draw:end-shape="id16" draw:end-glue-point="2" svg:d="m23768 6000v-1465">
          <text:p/>
        </draw:connector>
        <draw:rect draw:style-name="gr7" draw:text-style-name="P1" xml:id="id17" draw:id="id17" draw:layer="layout" svg:width="3.13cm" svg:height="2cm" svg:x="9.87cm" svg:y="3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5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3">country</text:span></text:p>
          <text:p text:style-name="P1"><text:span text:style-name="T1"/></text:p>
        </draw:rect>
        <draw:connector draw:style-name="gr8" draw:text-style-name="P1" draw:layer="layout" svg:x1="9cm" svg:y1="4.652cm" svg:x2="9.87cm" svg:y2="4.666cm" draw:start-shape="id5" draw:start-glue-point="7" draw:end-shape="id17" draw:end-glue-point="3" svg:d="m9000 4652h436v14h434">
          <text:p/>
        </draw:connector>
        <draw:custom-shape draw:style-name="gr2" draw:text-style-name="P4" xml:id="id18" draw:id="id18" draw:layer="layout" svg:width="2.87cm" svg:height="1.304cm" svg:x="14.333cm" svg:y="4.029cm">
          <text:p text:style-name="P3"><text:span text:style-name="T6">Lies 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1" draw:layer="layout" svg:x1="16.796cm" svg:y1="7cm" svg:x2="17.203cm" svg:y2="4.681cm" draw:start-shape="id14" draw:end-shape="id18" draw:end-glue-point="7" svg:d="m16796 7000h909v-2319h-502">
          <text:p/>
        </draw:connector>
        <draw:connector draw:style-name="gr8" draw:text-style-name="P1" draw:layer="layout" svg:x1="14.333cm" svg:y1="4.681cm" svg:x2="13cm" svg:y2="4.666cm" draw:start-shape="id18" draw:start-glue-point="5" draw:end-shape="id17" draw:end-glue-point="1" svg:d="m14333 4681h-666v-15h-667">
          <text:p/>
        </draw:connector>
        <draw:rect draw:style-name="gr6" draw:text-style-name="P2" xml:id="id19" draw:id="id19" draw:layer="layout" svg:width="3.13cm" svg:height="1.667cm" svg:x="2.536cm" svg:y="15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4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onnector draw:style-name="gr12" draw:text-style-name="P1" draw:layer="layout" svg:x1="4.101cm" svg:y1="15.333cm" svg:x2="3.435cm" svg:y2="14.666cm" draw:start-shape="id19" draw:start-glue-point="0" draw:end-shape="id20" draw:end-glue-point="6" svg:d="m4101 15333v-309h-666v-358">
          <text:p/>
        </draw:connector>
        <draw:rect draw:style-name="gr15" draw:text-style-name="P2" xml:id="id8" draw:id="id8" draw:layer="layout" svg:width="3.333cm" svg:height="2.971cm" svg:x="2.333cm" svg:y="8.362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2"><text:span text:style-name="T8"/></text:p>
          <text:p text:style-name="P2"><text:span text:style-name="T8">Qualifications</text:span></text:p>
          <text:p text:style-name="P2"><text:span text:style-name="T9">GameID</text:span></text:p>
          <text:p text:style-name="P2"><text:span text:style-name="T9">AthleteID</text:span></text:p>
          <text:p text:style-name="P2"><text:span text:style-name="T9">countryID</text:span></text:p>
        </draw:rect>
        <draw:custom-shape draw:style-name="gr16" draw:text-style-name="P5" xml:id="id20" draw:id="id20" draw:layer="layout" svg:width="2.87cm" svg:height="1.971cm" svg:x="2cm" svg:y="12.695cm">
          <text:p text:style-name="P5"><text:span text:style-name="T6">Takes part</text:span></text:p>
          <text:p text:style-name="P5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3.999cm" svg:y1="11.333cm" svg:x2="3.435cm" svg:y2="12.695cm" draw:start-shape="id8" draw:start-glue-point="2" draw:end-shape="id20" draw:end-glue-point="4" svg:d="m3999 11333v681h-564v681">
          <text:p/>
        </draw:connector>
        <draw:custom-shape draw:style-name="gr16" draw:text-style-name="P4" xml:id="id21" draw:id="id21" draw:layer="layout" svg:width="2.87cm" svg:height="1.304cm" svg:x="2.13cm" svg:y="6.029cm">
          <text:p text:style-name="P4"><text:span text:style-name="T6">Participate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7" draw:text-style-name="P1" draw:layer="layout" draw:line-skew="0.01cm" svg:x1="3.999cm" svg:y1="8.362cm" svg:x2="3.565cm" svg:y2="7.333cm" draw:start-shape="id8" draw:start-glue-point="0" draw:end-shape="id21" draw:end-glue-point="6" svg:d="m3999 8362v-503h-434v-526">
          <text:p/>
        </draw:connector>
        <draw:connector draw:style-name="gr5" draw:text-style-name="P1" draw:layer="layout" svg:x1="3.565cm" svg:y1="6.029cm" svg:x2="3.499cm" svg:y2="5.666cm" draw:start-shape="id21" draw:start-glue-point="4" draw:end-shape="id6" draw:end-glue-point="2" svg:d="m3565 6029v-206h-66v-157">
          <text:p/>
        </draw:connector>
        <draw:custom-shape draw:style-name="gr2" draw:text-style-name="P5" xml:id="id23" draw:id="id23" draw:layer="layout" svg:width="2.87cm" svg:height="1.971cm" svg:x="7.333cm" svg:y="8.364cm">
          <text:p text:style-name="P1"><text:span text:style-name="T6">Gold</text:span></text:p>
          <text:p text:style-name="P1"><text:span text:style-name="T6">Medallist</text:span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2" draw:id="id22" draw:layer="layout" svg:width="2.87cm" svg:height="1.971cm" svg:x="9.13cm" svg:y="10.029cm">
          <text:p text:style-name="P1"><text:span text:style-name="T6">Silver</text:span></text:p>
          <text:p text:style-name="P1"><text:span text:style-name="T6">Medallist</text:span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4" draw:id="id24" draw:layer="layout" svg:width="2.87cm" svg:height="1.971cm" svg:x="7.463cm" svg:y="11.666cm">
          <text:p text:style-name="P1"><text:span text:style-name="T6">Bronze</text:span></text:p>
          <text:p text:style-name="P1"><text:span text:style-name="T6">Medallist</text:span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13cm" svg:y1="11cm" svg:x2="12cm" svg:y2="11.015cm" draw:start-shape="id9" draw:start-glue-point="3" draw:end-shape="id22" draw:end-glue-point="7" svg:d="m13000 11000h-499v15h-501">
          <text:p/>
        </draw:connector>
        <draw:connector draw:style-name="gr17" draw:text-style-name="P1" draw:layer="layout" svg:x1="13.61cm" svg:y1="9.003cm" svg:x2="10.203cm" svg:y2="9.35cm" draw:start-shape="id9" draw:start-glue-point="8" draw:end-shape="id23" draw:end-glue-point="7" svg:d="m13610 9003v-504h-2008v851h-1399">
          <text:p/>
        </draw:connector>
        <draw:connector draw:style-name="gr17" draw:text-style-name="P1" draw:layer="layout" svg:x1="13.943cm" svg:y1="13cm" svg:x2="10.333cm" svg:y2="12.652cm" draw:start-shape="id9" draw:start-glue-point="5" draw:end-shape="id24" draw:end-glue-point="7" svg:d="m13943 13000v501h-2276v-849h-1334">
          <text:p/>
        </draw:connector>
        <draw:connector draw:style-name="gr5" draw:text-style-name="P1" draw:layer="layout" svg:x1="5.665cm" svg:y1="11.333cm" svg:x2="7.463cm" svg:y2="12.652cm" draw:start-shape="id8" draw:start-glue-point="7" draw:end-shape="id24" draw:end-glue-point="5" svg:d="m5665 11333h924v1319h874">
          <text:p/>
        </draw:connector>
        <draw:connector draw:style-name="gr5" draw:text-style-name="P1" draw:layer="layout" svg:x1="5.665cm" svg:y1="10.252cm" svg:x2="9.13cm" svg:y2="11.014cm" draw:start-shape="id8" draw:start-glue-point="12" draw:end-shape="id22" svg:d="m5665 10252h1758v762h1707">
          <text:p/>
        </draw:connector>
        <draw:connector draw:style-name="gr5" draw:text-style-name="P1" draw:layer="layout" svg:x1="5.665cm" svg:y1="8.801cm" svg:x2="7.333cm" svg:y2="9.35cm" draw:start-shape="id8" draw:start-glue-point="6" draw:end-shape="id23" draw:end-glue-point="5" svg:d="m5665 8801h859v549h8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8" draw:fill-hatch-name="Hatch_20_1" draw:fill-image-name="Bitmape_20_1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LibreOffice/3.6$Windows_x86 LibreOffice_project/da8c1e6-fd468f4-454e206-f42a4a9-143cfd</meta:generator>
    <dc:date>2013-03-21T17:56:09.19</dc:date>
    <meta:editing-duration>P1DT7H46M40S</meta:editing-duration>
    <meta:editing-cycles>90</meta:editing-cycles>
    <meta:document-statistic meta:object-count="58"/>
  </office:meta>
</office:document-meta>
</file>